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dificar <text:s/>en un archivo .sql, el evento even_Banco , <text:s/>de manera que <text:s/>se ejecute una vez a la semana, a las tres de la tarde, <text:s/>durante el mes de junio de este año, utilizando una llamada a un procedimiento. (el procedimiento se creará previamente).Modificar <text:s/>en un archivo .sql, el evento even_Banco , <text:s/>de manera que <text:s/>se ejecute una vez a la semana,</text:p>
      <text:p text:style-name="Standard">a las tres de la tarde, <text:s/>durante el mes de junio de este año, utilizando una llamada a un procedimiento.</text:p>
      <text:p text:style-name="Standard">(el procedimiento se creará previamente)</text:p>
      <text:p text:style-name="Standard"/>
      <text:p text:style-name="Standard">SET GLOBAL event_scheduler = ON;</text:p>
      <text:p text:style-name="Standard"/>
      <text:p text:style-name="Standard">USE banco;</text:p>
      <text:p text:style-name="Standard"/>
      <text:p text:style-name="Standard"/>
      <text:p text:style-name="Standard">DROP PROCEDURE IF EXISTS actualizar_banco;</text:p>
      <text:p text:style-name="Standard">DELIMITER //</text:p>
      <text:p text:style-name="Standard">CREATE PROCEDURE actualzar_banco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9T22:17:06.249000000</meta:creation-date>
    <dc:date>2024-05-09T22:17:07.926000000</dc:date>
    <meta:editing-duration>PT2S</meta:editing-duration>
    <meta:editing-cycles>1</meta:editing-cycles>
    <meta:document-statistic meta:table-count="0" meta:image-count="0" meta:object-count="0" meta:page-count="1" meta:paragraph-count="8" meta:word-count="104" meta:character-count="623" meta:non-whitespace-character-count="519"/>
    <meta:generator>LibreOffice/7.5.4.2$Windows_X86_64 LibreOffice_project/36ccfdc35048b057fd9854c757a8b67ec53977b6</meta:generator>
  </office:meta>
</office:document-meta>
</file>